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line-height="200%" fo:text-align="start" style:justify-single-word="false"/>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
      <text:p text:style-name="P1">Chess Program</text:p>
      <text:p text:style-name="P3">An Artificial Approach Towards Intelligence</text:p>
      <text:p text:style-name="P3">Team: Robert Brown &amp; Lance Rice</text:p>
      <text:p text:style-name="P4"/>
      <text:p text:style-name="P5"><text:tab/>The past couple of weeks we have been working on our version of a chess AI, that has had its definite ups accompanied by puzzling downs, that has yielded net gains and a positive outlook towards our goal. <text:s/>The goal: “Produce a program, written in lisp, that has the capacity to play a 'decent' game of chess against a human user, complete with a representation of the game state, a way to determine legal moves, a gui for user input and an algorithm to play the user.” <text:s/>The report will describe the processes taken leading to this point, and the goals/vision that we have for the future.</text:p>
      <text:p text:style-name="P5"/>
      <text:p text:style-name="P5"><text:tab/>At the start, Robert and I sat down and tried to the best of our abilities to plan a course for this project knowing that it was definitely going to be one of the biggest programs we had designed thus far. <text:s text:c="2"/>We came up with a basic structure of the program and outlined it in a UML diagram, (Current UML attached) that would later have to be revised because of new information coming into light. </text:p>
      <text:p text:style-name="P5"><text:s/></text:p>
      <text:p text:style-name="P5"><text:tab/>From this we decided that the first step that we would have to take is to construct the move generator; from there build the overall 'chess game', and then work on the AI aspect of the program and the User Interface. <text:s/>From what we had researched, and recently experienced, the legal move generator would prove to be the most time consuming process, considering that any course you plan to take in regards to the AI algorithm, must first build upon the legal move generator. <text:s/></text:p>
      <text:p text:style-name="P5"><text:tab/></text:p>
      <text:p text:style-name="P5"><text:tab/>After more collaboration and research we decided upon using an idea called BitBoards, or Bbs, to represent different aspects of the game. <text:s/>The idea behind it is that a single tidbit of information could be stored in a bit-vector of 64 bits, coincidently the amount of spaces able to filled on a chess board and the standard processing size of current CPU's. <text:s/>But more so than these reasons, was the fact that one <text:soft-page-break/>could use a logical operator on two or more bitboards and produce new bbs with very useful information. An example would be, let the available moves of my queen be</text:p>
      <text:p text:style-name="P5"><text:s text:c="5"/>#*10000000000000000111000000000000111000000000111000000000</text:p>
      <text:p text:style-name="P5">and all my pieces positions </text:p>
      <text:p text:style-name="P5"><text:s text:c="5"/>#*10011101001100000100000000000000000000000000000000000000</text:p>
      <text:p text:style-name="P5">Then I could logical 'AND' these two bitboards and determine if one of my own pieces are filling the space already.</text:p>
      <text:p text:style-name="P5"/>
      <text:p text:style-name="P5"><text:tab/>We ran into some problems as of late because of our lack of experience with Clisp and Emacs, but after about 3 days of work figured out the problems. <text:s/></text:p>
      <text:p text:style-name="P5"/>
      <text:p text:style-name="P5"><text:tab/>As of now we have the pseudo-legal move generator working and have an outline for the chess AI, using the idea of a mini-max tree and a handful of pruning techniques like a transposition table, alpha-beta pruning and quiescence searches. <text:s/>So far we believe we have everything under control and remain confident and hopeful, but also realize that there is ground that needs to be recovered as well as much more work to come. <text:s/></text:p>
      <text:p text:style-name="P5"/>
      <text:p text:style-name="P5">Accomplished: legal move generator, good understanding of the structure of program ( which was pretty hard), <text:s/>written all of the basic classes that will be involved, and a lot of major methods and functions that will be used through the AI and the Game itself.</text:p>
      <text:p text:style-name="P5">Still To come: <text:s/>GUI, finished AI algorithm, debugging/testing.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6T15:20:13</meta:creation-date>
    <meta:generator>LibreOffice/3.3$Unix LibreOffice_project/330m19$Build-202</meta:generator>
    <dc:date>2011-10-26T16:18:12</dc:date>
    <meta:editing-duration>PT57M59S</meta:editing-duration>
    <meta:editing-cycles>1</meta:editing-cycles>
    <meta:document-statistic meta:table-count="0" meta:image-count="0" meta:object-count="0" meta:page-count="2" meta:paragraph-count="18" meta:word-count="567" meta:character-count="3298"/>
  </office:meta>
</office:document-meta>
</file>